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64cm" fo:min-width="6.644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2cm" fo:min-width="6.33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  <style:text-properties fo:font-size="12.3999996185303pt"/>
    </style:style>
    <style:style style:name="P2" style:family="paragraph">
      <style:paragraph-properties fo:text-align="center"/>
    </style:style>
    <style:style style:name="P3" style:family="paragraph">
      <style:text-properties fo:font-size="12.3999996185303pt"/>
    </style:style>
    <style:style style:name="P4" style:family="paragraph">
      <loext:graphic-properties draw:fill="none" draw:fill-color="#ffffff"/>
      <style:text-properties fo:font-size="12.3999996185303pt"/>
    </style:style>
    <style:style style:name="P5" style:family="paragraph">
      <loext:graphic-properties draw:fill="none" draw:fill-color="#ffffff"/>
    </style:style>
    <style:style style:name="T1" style:family="text">
      <style:text-properties fo:font-size="12.3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7.144cm" svg:height="1.714cm" svg:x="6.503cm" svg:y="3.812cm">
          <text:p text:style-name="P1">Cliente JAVA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7.144cm" svg:height="1.714cm" svg:x="6.503cm" svg:y="12.228cm">
          <text:p text:style-name="P1">Cliente Ruby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7.144cm" svg:height="1.714cm" svg:x="17.194cm" svg:y="3.812cm">
          <text:p text:style-name="P1">Servidor JAVA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144cm" svg:height="1.714cm" svg:x="17.194cm" svg:y="12.228cm">
          <text:p text:style-name="P1">Servidor Ruby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075cm" svg:y1="5.526cm" svg:x2="10.075cm" svg:y2="12.228cm" draw:start-shape="id1" draw:end-shape="id2" svg:d="M10075 5526v6702" svg:viewBox="0 0 1 6703">
          <text:p/>
        </draw:connector>
        <draw:connector draw:style-name="gr3" draw:text-style-name="P2" draw:layer="layout" draw:line-skew="1.499cm" svg:x1="10.075cm" svg:y1="13.942cm" svg:x2="20.766cm" svg:y2="13.942cm" draw:start-shape="id2" draw:end-shape="id3" draw:end-glue-point="2" svg:d="M10075 13942v2000h10691v-2000" svg:viewBox="0 0 10692 2001">
          <text:p text:style-name="P2"/>
        </draw:connector>
        <draw:connector draw:style-name="gr2" draw:text-style-name="P2" draw:layer="layout" svg:x1="20.766cm" svg:y1="12.228cm" svg:x2="20.766cm" svg:y2="5.526cm" draw:start-shape="id3" draw:end-shape="id4" svg:d="M20766 12228v-6702" svg:viewBox="0 0 1 6703">
          <text:p/>
        </draw:connector>
        <draw:frame draw:style-name="gr4" draw:text-style-name="P4" draw:layer="layout" svg:width="2cm" svg:height="0.742cm" svg:x="14.7cm" svg:y="16.2cm">
          <draw:text-box>
            <text:p text:style-name="P3">Quadro</text:p>
          </draw:text-box>
        </draw:frame>
        <draw:frame draw:style-name="gr5" draw:text-style-name="P5" draw:layer="layout" svg:width="2.195cm" svg:height="0.962cm" svg:x="2.005cm" svg:y="12.638cm">
          <draw:text-box>
            <text:p>Física</text:p>
          </draw:text-box>
        </draw:frame>
        <draw:frame draw:style-name="gr6" draw:text-style-name="P5" draw:layer="layout" svg:width="3.245cm" svg:height="0.962cm" svg:x="1.955cm" svg:y="4.3cm">
          <draw:text-box>
            <text:p>Aplicação</text:p>
          </draw:text-box>
        </draw:frame>
        <draw:frame draw:style-name="gr5" draw:text-style-name="P5" draw:layer="layout" svg:width="4.511cm" svg:height="0.742cm" svg:x="5.5cm" svg:y="8.9cm">
          <draw:text-box>
            <text:p><text:span text:style-name="T1">Datagrama + Pacote</text:span></text:p>
          </draw:text-box>
        </draw:frame>
        <draw:frame draw:style-name="gr5" draw:text-style-name="P5" draw:layer="layout" svg:width="4.511cm" svg:height="0.742cm" svg:x="20.801cm" svg:y="8.9cm">
          <draw:text-box>
            <text:p><text:span text:style-name="T1">Datagrama + Paco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2T18:17:18.554178746</meta:creation-date>
    <dc:date>2016-10-12T18:23:39.811819480</dc:date>
    <meta:editing-duration>PT6M21S</meta:editing-duration>
    <meta:editing-cycles>1</meta:editing-cycles>
    <meta:document-statistic meta:object-count="12"/>
    <meta:generator>LibreOffice/5.2.2.2$Linux_X86_64 LibreOffice_project/20m0$Build-2</meta:generator>
  </office:meta>
</office:document-meta>
</file>